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system" style:font-pitch="variable" style:font-charset="x-symbol"/>
    <style:font-face style:name="Courier New" svg:font-family="'Courier New'"/>
    <style:font-face style:name="Droid Sans Mono" svg:font-family="'Droid Sans Mono', monospace, monospace, 'Droid Sans Fallback'"/>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 fo:font-weight="bold" style:font-weight-asian="bold" style:font-name-complex="Times New Roman" style:font-weight-complex="bold"/>
    </style:style>
    <style:style style:name="P2" style:family="paragraph" style:parent-style-name="Standard">
      <style:text-properties style:font-name="Times New Roman" style:font-name-complex="Times New Roman"/>
    </style:style>
    <style:style style:name="P3" style:family="paragraph" style:parent-style-name="Preformatted_20_Text">
      <style:text-properties fo:color="#000000" style:font-name="Times New Roman" fo:font-size="12pt" style:font-size-asian="12pt" style:font-name-complex="Times New Roman" style:font-size-complex="12pt"/>
    </style:style>
    <style:style style:name="P4" style:family="paragraph" style:parent-style-name="Preformatted_20_Text">
      <style:paragraph-properties fo:margin-top="0cm" fo:margin-bottom="0.499cm" loext:contextual-spacing="false"/>
    </style:style>
    <style:style style:name="P5" style:family="paragraph" style:parent-style-name="Preformatted_20_Text">
      <style:paragraph-properties fo:margin-top="0cm" fo:margin-bottom="0.499cm" loext:contextual-spacing="false"/>
      <style:text-properties fo:color="#000000" style:font-name="Times New Roman" fo:font-size="12pt" style:font-size-asian="12pt" style:font-name-complex="Times New Roman" style:font-size-complex="12pt"/>
    </style:style>
    <style:style style:name="P6" style:family="paragraph" style:parent-style-name="Preformatted_20_Text">
      <style:paragraph-properties fo:margin-top="0cm" fo:margin-bottom="0.499cm" loext:contextual-spacing="false"/>
      <style:text-properties style:font-name="Times New Roman" fo:font-size="12pt" style:font-size-asian="12pt" style:font-name-complex="Times New Roman" style:font-size-complex="12pt"/>
    </style:style>
    <style:style style:name="P7" style:family="paragraph" style:parent-style-name="Standard" style:master-page-name="MP0">
      <style:paragraph-properties style:page-number="auto" fo:break-before="page"/>
      <style:text-properties style:font-name="Times New Roman" fo:font-size="22pt" fo:font-weight="bold" style:font-size-asian="22pt" style:font-weight-asian="bold" style:font-name-complex="Times New Roman" style:font-size-complex="22pt" style:font-weight-complex="bold"/>
    </style:style>
    <style:style style:name="P8" style:family="paragraph" style:parent-style-name="Standard">
      <style:text-properties style:font-name="Times New Roman" style:font-name-complex="Times New Roman"/>
    </style:style>
    <style:style style:name="P9" style:family="paragraph" style:parent-style-name="Standard">
      <style:text-properties style:font-name="Times New Roman" officeooo:paragraph-rsid="00061697" style:font-name-complex="Times New Roman"/>
    </style:style>
    <style:style style:name="P10" style:family="paragraph" style:parent-style-name="Standard">
      <style:paragraph-properties fo:break-before="page"/>
      <style:text-properties style:font-name="Times New Roman" style:font-name-complex="Times New Roman"/>
    </style:style>
    <style:style style:name="P11" style:family="paragraph" style:parent-style-name="Preformatted_20_Text">
      <style:text-properties fo:color="#000000" style:font-name="Times New Roman" fo:font-size="12pt" style:font-size-asian="12pt" style:font-name-complex="Times New Roman" style:font-size-complex="12pt"/>
    </style:style>
    <style:style style:name="P12" style:family="paragraph" style:parent-style-name="Preformatted_20_Text">
      <style:paragraph-properties fo:orphans="2" fo:widows="2"/>
      <style:text-properties fo:font-variant="normal" fo:text-transform="none" fo:color="#000000" fo:letter-spacing="normal" fo:font-style="normal" fo:font-weight="normal"/>
    </style:style>
    <style:style style:name="P13" style:family="paragraph" style:parent-style-name="Preformatted_20_Text">
      <style:paragraph-properties fo:orphans="2" fo:widows="2"/>
      <style:text-properties fo:font-variant="normal" fo:text-transform="none" fo:color="#000000" fo:letter-spacing="normal"/>
    </style:style>
    <style:style style:name="P14" style:family="paragraph" style:parent-style-name="Preformatted_20_Text">
      <style:paragraph-properties fo:orphans="2" fo:widows="2"/>
    </style:style>
    <style:style style:name="P15" style:family="paragraph" style:parent-style-name="Preformatted_20_Text">
      <style:paragraph-properties fo:margin-top="0cm" fo:margin-bottom="0.499cm" loext:contextual-spacing="false"/>
    </style:style>
    <style:style style:name="P16" style:family="paragraph" style:parent-style-name="Preformatted_20_Text">
      <style:paragraph-properties fo:margin-top="0cm" fo:margin-bottom="0.499cm" loext:contextual-spacing="false"/>
      <style:text-properties officeooo:paragraph-rsid="00061697"/>
    </style:style>
    <style:style style:name="P17" style:family="paragraph" style:parent-style-name="Preformatted_20_Text">
      <style:paragraph-properties fo:margin-top="0cm" fo:margin-bottom="0.499cm" loext:contextual-spacing="false"/>
      <style:text-properties fo:color="#000000" style:font-name="Times New Roman" fo:font-size="12pt" officeooo:paragraph-rsid="0006e53a" style:font-size-asian="12pt" style:font-name-complex="Times New Roman" style:font-size-complex="12pt"/>
    </style:style>
    <style:style style:name="P18" style:family="paragraph" style:parent-style-name="Preformatted_20_Text">
      <style:paragraph-properties fo:margin-top="0cm" fo:margin-bottom="0.499cm" loext:contextual-spacing="false"/>
      <style:text-properties fo:color="#000000" style:font-name="Times New Roman" fo:font-size="12pt" officeooo:rsid="000869b2" officeooo:paragraph-rsid="000869b2" style:font-size-asian="12pt" style:font-name-complex="Times New Roman" style:font-size-complex="12pt"/>
    </style:style>
    <style:style style:name="P1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style:style>
    <style:style style:name="P20" style:family="paragraph" style:parent-style-name="Preformatted_20_Text">
      <style:paragraph-properties fo:margin-top="0cm" fo:margin-bottom="0.499cm" loext:contextual-spacing="false"/>
      <style:text-properties fo:font-variant="normal" fo:text-transform="none" fo:color="#000000" style:font-name="Liberation Mono" fo:font-size="10pt" fo:letter-spacing="normal" fo:font-style="normal" fo:font-weight="normal" officeooo:paragraph-rsid="00075484" style:font-size-asian="10pt" style:font-name-complex="Times New Roman" style:font-size-complex="10pt"/>
    </style:style>
    <style:style style:name="P21" style:family="paragraph" style:parent-style-name="Preformatted_20_Text">
      <style:paragraph-properties fo:margin-top="0cm" fo:margin-bottom="0.499cm" loext:contextual-spacing="false" fo:orphans="2" fo:widows="2"/>
    </style:style>
    <style:style style:name="P22" style:family="paragraph" style:parent-style-name="Preformatted_20_Text">
      <style:paragraph-properties fo:margin-top="0cm" fo:margin-bottom="0.499cm" loext:contextual-spacing="false" fo:break-before="page"/>
    </style:style>
    <style:style style:name="P23" style:family="paragraph" style:parent-style-name="Preformatted_20_Text">
      <style:paragraph-properties fo:margin-top="0cm" fo:margin-bottom="0.499cm" loext:contextual-spacing="false" fo:break-before="page"/>
      <style:text-properties fo:color="#000000" style:font-name="Times New Roman" fo:font-size="12pt" officeooo:paragraph-rsid="0006e53a" style:font-size-asian="12pt" style:font-name-complex="Times New Roman" style:font-size-complex="12pt"/>
    </style:style>
    <style:style style:name="P24" style:family="paragraph" style:parent-style-name="Preformatted_20_Text">
      <style:paragraph-properties fo:margin-left="0cm" fo:margin-right="0cm" fo:orphans="2" fo:widows="2" fo:text-indent="0cm" style:auto-text-indent="false"/>
      <style:text-properties fo:font-variant="normal" fo:text-transform="none" fo:color="#000000" style:font-name="Liberation Mono" fo:font-size="10pt" fo:letter-spacing="normal" fo:font-style="normal" fo:font-weight="normal" style:font-size-asian="10pt" style:font-size-complex="10pt"/>
    </style:style>
    <style:style style:name="T1" style:family="text">
      <style:text-properties fo:color="#000000" style:font-name="Times New Roman" fo:font-size="12pt" style:font-size-asian="12pt" style:font-name-complex="Times New Roman" style:font-size-complex="12pt"/>
    </style:style>
    <style:style style:name="T2" style:family="text">
      <style:text-properties fo:color="#000000" style:font-name="Times New Roman" fo:font-size="12pt" officeooo:rsid="00061697" style:font-size-asian="12pt" style:font-name-complex="Times New Roman" style:font-size-complex="12pt"/>
    </style:style>
    <style:style style:name="T3" style:family="text">
      <style:text-properties fo:color="#000000" style:font-name="Times New Roman" fo:font-size="12pt" fo:font-weight="bold" style:font-size-asian="12pt" style:font-weight-asian="bold" style:font-name-complex="Times New Roman" style:font-size-complex="12pt" style:font-weight-complex="bold"/>
    </style:style>
    <style:style style:name="T4" style:family="text">
      <style:text-properties fo:color="#000000" style:font-name="Wingdings" fo:font-size="12pt" style:font-name-asian="Wingdings" style:font-size-asian="12pt" style:font-name-complex="Wingdings" style:font-size-complex="12pt"/>
    </style:style>
    <style:style style:name="T5" style:family="text">
      <style:text-properties style:font-name="Times New Roman" fo:font-size="12pt" style:font-size-asian="12pt" style:font-name-complex="Times New Roman" style:font-size-complex="12pt"/>
    </style:style>
    <style:style style:name="T6" style:family="text">
      <style:text-properties officeooo:rsid="00061697"/>
    </style:style>
    <style:style style:name="T7" style:family="text">
      <style:text-properties fo:font-variant="normal" fo:text-transform="none" fo:color="#000000" fo:letter-spacing="normal" fo:font-weight="normal" fo:background-color="transparent" loext:char-shading-value="0"/>
    </style:style>
    <style:style style:name="T8" style:family="text">
      <style:text-properties fo:font-variant="normal" fo:text-transform="none" fo:color="#000000" fo:letter-spacing="normal" fo:font-style="normal" fo:font-weight="normal"/>
    </style:style>
    <style:style style:name="T9" style:family="text">
      <style:text-properties fo:font-variant="normal" fo:text-transform="none" fo:letter-spacing="normal" fo:font-style="normal" fo:font-weight="normal"/>
    </style:style>
    <style:style style:name="T10" style:family="text">
      <style:text-properties fo:font-style="normal" fo:font-weight="normal"/>
    </style:style>
    <style:style style:name="T11" style:family="text">
      <style:text-properties fo:font-style="normal" fo:font-weight="normal" officeooo:rsid="000869b2"/>
    </style:style>
    <style:style style:name="T12" style:family="text">
      <style:text-properties fo:background-color="transparent" loext:char-shading-value="0"/>
    </style:style>
    <style:style style:name="T13" style:family="text">
      <style:text-properties officeooo:rsid="0006e53a"/>
    </style:style>
    <style:style style:name="T14" style:family="text">
      <style:text-properties officeooo:rsid="000869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Report Data structures</text:p>
      <text:p text:style-name="P1"/>
      <text:p text:style-name="P1"/>
      <text:p text:style-name="P1"/>
      <text:p text:style-name="P1"/>
      <text:p text:style-name="P2">Query1:</text:p>
      <text:p text:style-name="P2"/>
      <text:p text:style-name="P3">SELECT Count(*),</text:p>
      <text:p text:style-name="P3"><text:s text:c="7"/>Extract (year FROM rental_date) AS rental_year</text:p>
      <text:p text:style-name="P3">FROM <text:s text:c="2"/>rental</text:p>
      <text:p text:style-name="P5">GROUP <text:s/>BY rental_year;</text:p>
      <text:p text:style-name="P2">In this query we were asked to display the number of films rented each year. So we extracted the year from rental date that was in the table “rental”, saved it as another variable to be able to save them by year and finally counting the films.</text:p>
      <text:p text:style-name="P2"/>
      <text:p text:style-name="P2"/>
      <text:p text:style-name="P2">Query2:</text:p>
      <text:p text:style-name="P2"/>
      <text:p text:style-name="P3">SELECT customer.customer_id,</text:p>
      <text:p text:style-name="P3"><text:s text:c="7"/>customer.first_name,</text:p>
      <text:p text:style-name="P3"><text:s text:c="7"/>customer.last_name,</text:p>
      <text:p text:style-name="P3"><text:s text:c="7"/>Count(*)</text:p>
      <text:p text:style-name="P3">FROM <text:s text:c="2"/>customer,</text:p>
      <text:p text:style-name="P3"><text:s text:c="7"/>rental</text:p>
      <text:p text:style-name="P3">WHERE <text:s/>customer.customer_id = rental.customer_id</text:p>
      <text:p text:style-name="P3">GROUP <text:s/>BY customer.customer_id</text:p>
      <text:p text:style-name="P3">HAVING Count(*) IN (SELECT Count(*)</text:p>
      <text:p text:style-name="P3"><text:s text:c="20"/>FROM <text:s text:c="2"/>rental</text:p>
      <text:p text:style-name="P3"><text:s text:c="20"/>GROUP <text:s/>BY customer_id</text:p>
      <text:p text:style-name="P3"><text:s text:c="20"/>ORDER <text:s/>BY Count(*) DESC</text:p>
      <text:p text:style-name="P5"><text:s text:c="20"/>LIMIT <text:s/>1);</text:p>
      <text:p text:style-name="P2">In this query we were asked to display the client who has rented more films and if there were a tie, display all of them. So we wanted customer’s id, first and last name and of course count the number of rented films for each costumer. Then grouped all costumers and ordered them by number of rentals. Finally we stablished the limit to see the clients (in this case clients) with the most number of rental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Query3:</text:p>
      <text:p text:style-name="P2"/>
      <text:p text:style-name="P24"><text:span text:style-name="T12">SELECT DISTINCT city.city_id,</text:span></text:p>
      <text:p text:style-name="P13"><text:s text:c="16"/><text:span text:style-name="T10">city.city</text:span></text:p>
      <text:p text:style-name="P12">FROM <text:s text:c="2"/>city,</text:p>
      <text:p text:style-name="P13"><text:s text:c="7"/><text:span text:style-name="T10">address,</text:span></text:p>
      <text:p text:style-name="P13"><text:s text:c="7"/><text:span text:style-name="T10">customer,</text:span></text:p>
      <text:p text:style-name="P13"><text:s text:c="7"/><text:span text:style-name="T10">rental,</text:span></text:p>
      <text:p text:style-name="P13"><text:s text:c="7"/><text:span text:style-name="T10">inventory,</text:span></text:p>
      <text:p text:style-name="P13"><text:s text:c="7"/><text:span text:style-name="T10">film_actor,</text:span></text:p>
      <text:p text:style-name="P13"><text:s text:c="7"/><text:span text:style-name="T10">actor</text:span></text:p>
      <text:p text:style-name="P12">WHERE <text:s/>city.city_id = address.city_id</text:p>
      <text:p text:style-name="P13"><text:s text:c="7"/><text:span text:style-name="T10">AND address.address_id = customer.address_id</text:span></text:p>
      <text:p text:style-name="P13"><text:s text:c="7"/><text:span text:style-name="T10">AND customer.customer_id = rental.customer_id</text:span></text:p>
      <text:p text:style-name="P13"><text:s text:c="7"/><text:span text:style-name="T10">AND rental.inventory_id = inventory.inventory_id</text:span></text:p>
      <text:p text:style-name="P13"><text:s text:c="7"/><text:span text:style-name="T10">AND inventory.film_id = film_actor.film_id</text:span></text:p>
      <text:p text:style-name="P13"><text:s text:c="7"/><text:span text:style-name="T10">AND film_actor.actor_id = actor.actor_id</text:span></text:p>
      <text:p text:style-name="P13"><text:s text:c="7"/><text:span text:style-name="T10">AND actor.first_name = 'Bob'</text:span></text:p>
      <text:p text:style-name="P13"><text:s text:c="7"/><text:span text:style-name="T10">AND actor.last_name = 'Fawcett'</text:span></text:p>
      <text:p text:style-name="P21"><text:span text:style-name="T8">ORDER <text:s/>BY city.city ASC; </text:span></text:p>
      <text:p text:style-name="P3"/>
      <text:p text:style-name="P9">In this query we were asked to display the city_id and the city name where a film was rented with the appearance of Bob Fawcett. <text:span text:style-name="T6">By using the main characteristic of relational databases, we just had to get the rows for Bob Fawcett (first name and last name), then use its actor_id value to relate it to film_actor, then relate film_actor’s film_id with inventory’s film_id, then rental’s inventory_id with inventory’s inventory_id, then the customer’s customer_id with rental’s customer_id, then finally address’ address_id with that customer_id we had to get the city_id. Now we had the rows we needed, now we just order the query by city.city (city’s name) ascending.</text:span></text:p>
      <text:p text:style-name="P9"/>
      <text:p text:style-name="P9"/>
      <text:p text:style-name="P9">So we decided to g<text:span text:style-name="T6">r</text:span>oup all the elements we needed to get them. First the relation between the city and the address of it to get directly the cosu¡tumer who has a relation with the rentals. Since we have a relation between the city and the rentals we needed to know the relation between the rented films and the films where the actor appeared. By getting it, we had the relation between the city where the film where the actor appeared and if it was rented. Finally we ordered it from A to Z.</text:p>
      <text:p text:style-name="P2"/>
      <text:p text:style-name="P10">Query4:</text:p>
      <text:p text:style-name="P2"/>
      <text:p text:style-name="P3">SELECT language.name,</text:p>
      <text:p text:style-name="P3"><text:s text:c="7"/><text:tab/> <text:s text:c="3"/>Count(*)</text:p>
      <text:p text:style-name="P3">FROM <text:s text:c="2"/>film,</text:p>
      <text:p text:style-name="P3"><text:s text:c="7"/>language</text:p>
      <text:p text:style-name="P3">WHERE <text:s/>language.language_id = film.language_id</text:p>
      <text:p text:style-name="P3">GROUP <text:s/>BY language.name</text:p>
      <text:p text:style-name="P3">HAVING Count(*) IN (SELECT Count(*)</text:p>
      <text:p text:style-name="P3"><text:s text:c="20"/>FROM <text:s text:c="2"/>film</text:p>
      <text:p text:style-name="P3"><text:s text:c="20"/>GROUP <text:s/>BY film.language_id</text:p>
      <text:p text:style-name="P3"><text:s text:c="20"/>ORDER <text:s/>BY Count(*) DESC</text:p>
      <text:p text:style-name="P5"><text:s text:c="20"/>LIMIT <text:s/>1);</text:p>
      <text:p text:style-name="P4"><text:span text:style-name="Fuente_20_de_20_párrafo_20_predeter."><text:span text:style-name="T1">In this query we were asked to display the l</text:span></text:span><text:span text:style-name="Fuente_20_de_20_párrafo_20_predeter."><text:span text:style-name="T5">anguage in which most of the films have been filmed. So we decided to list the languages by their id and then display the language name and having only the most used by ordering it and limiting it to one.</text:span></text:span></text:p>
      <text:p text:style-name="P6">Query5:</text:p>
      <text:p text:style-name="P5">SELECT language.name</text:p>
      <text:p text:style-name="P5">FROM <text:s text:c="2"/>language</text:p>
      <text:p text:style-name="P3">GROUP <text:s/>BY language.name,</text:p>
      <text:p text:style-name="P3"><text:s text:c="10"/>language.language_id</text:p>
      <text:p text:style-name="P3">HAVING language.language_id IN (SELECT film.language_id</text:p>
      <text:p text:style-name="P3"><text:s text:c="32"/>FROM <text:s text:c="2"/>film</text:p>
      <text:p text:style-name="P3"><text:s text:c="32"/>GROUP <text:s/>BY film.language_id,</text:p>
      <text:p text:style-name="P3"><text:s text:c="42"/>film.film_id</text:p>
      <text:p text:style-name="P3"><text:s text:c="32"/>HAVING film.film_id IN (SELECT inventory.film_id</text:p>
      <text:p text:style-name="P3"><text:s text:c="56"/>FROM <text:s text:c="2"/>inventory,</text:p>
      <text:p text:style-name="P3"><text:s text:c="39"/>(SELECT rental.inventory_id,</text:p>
      <text:p text:style-name="P3"><text:s text:c="47"/>Count(*)</text:p>
      <text:p text:style-name="P3"><text:s text:c="40"/>FROM <text:s text:c="2"/>rental</text:p>
      <text:p text:style-name="P3"><text:s text:c="40"/>GROUP <text:s/>BY rental.inventory_id</text:p>
      <text:p text:style-name="P3"><text:s text:c="40"/>HAVING Count(*) IN (SELECT Count(*)</text:p>
      <text:p text:style-name="P3"><text:s text:c="60"/>FROM <text:s text:c="2"/>rental</text:p>
      <text:p text:style-name="P3"><text:s text:c="47"/>GROUP <text:s/>BY inventory_id</text:p>
      <text:p text:style-name="P3"><text:s text:c="47"/>ORDER <text:s/>BY Count(*) DESC</text:p>
      <text:p text:style-name="P3"><text:s text:c="47"/>LIMIT <text:s/>1)) AS max_rented</text:p>
      <text:p text:style-name="P3"><text:s text:c="56"/>WHERE</text:p>
      <text:p text:style-name="P3"><text:s text:c="39"/>max_rented.inventory_id</text:p>
      <text:p text:style-name="P3"><text:s text:c="39"/>=</text:p>
      <text:p text:style-name="P3"><text:s text:c="39"/>inventory.inventory_id));</text:p>
      <text:p text:style-name="P5">In this query we were asked to display the language of the films in which the greater number of rentals have been done. So first we get the relation between the language and the films and then we ordered it by the number of rentals of the films and then taking the language of that films.</text:p>
      <text:p text:style-name="P17"/>
      <text:p text:style-name="P23">Query <text:span text:style-name="T13">6</text:span>:</text:p>
      <text:p text:style-name="P14"><text:span text:style-name="T8">CREATE view bestcatcusid</text:span></text:p>
      <text:p text:style-name="P12">AS</text:p>
      <text:p text:style-name="P13"><text:s text:c="2"/><text:span text:style-name="T10">(SELECT customer.customer_id AS </text:span><text:span text:style-name="T11">cusid</text:span><text:span text:style-name="T10">,</text:span></text:p>
      <text:p text:style-name="P13"><text:s text:c="10"/><text:span text:style-name="T10">film_category.category_id,</text:span></text:p>
      <text:p text:style-name="P13"><text:s text:c="10"/><text:span text:style-name="T10">Count(*) <text:s text:c="12"/>AS total</text:span></text:p>
      <text:p text:style-name="P13"><text:s text:c="3"/><text:span text:style-name="T10">FROM <text:s text:c="2"/>customer,</text:span></text:p>
      <text:p text:style-name="P13"><text:s text:c="10"/><text:span text:style-name="T10">(SELECT customer_id,</text:span></text:p>
      <text:p text:style-name="P13"><text:s text:c="18"/><text:span text:style-name="T10">inventory_id</text:span></text:p>
      <text:p text:style-name="P13"><text:s text:c="11"/><text:span text:style-name="T10">FROM <text:s text:c="2"/>rental,</text:span></text:p>
      <text:p text:style-name="P13"><text:s text:c="18"/><text:span text:style-name="T10">(SELECT customer_id AS c</text:span><text:span text:style-name="T11">us</text:span><text:span text:style-name="T10">idinner</text:span></text:p>
      <text:p text:style-name="P13"><text:s text:c="19"/><text:span text:style-name="T10">FROM <text:s text:c="2"/>rental</text:span></text:p>
      <text:p text:style-name="P13"><text:s text:c="19"/><text:span text:style-name="T10">GROUP <text:s/>BY customer_id</text:span></text:p>
      <text:p text:style-name="P13"><text:s text:c="19"/><text:span text:style-name="T10">HAVING Count(*) IN (SELECT Count(*)</text:span></text:p>
      <text:p text:style-name="P13"><text:s text:c="39"/><text:span text:style-name="T10">FROM <text:s text:c="2"/>rental</text:span></text:p>
      <text:p text:style-name="P13"><text:s text:c="39"/><text:span text:style-name="T10">GROUP <text:s/>BY rental.customer_id</text:span></text:p>
      <text:p text:style-name="P13"><text:s text:c="39"/><text:span text:style-name="T10">ORDER <text:s/>BY Count(*) DESC</text:span></text:p>
      <text:p text:style-name="P13"><text:s text:c="39"/><text:span text:style-name="T10">LIMIT <text:s/>1)) AS bestcustomers</text:span></text:p>
      <text:p text:style-name="P13"><text:s text:c="11"/><text:span text:style-name="T10">WHERE <text:s/>c</text:span><text:span text:style-name="T11">us</text:span><text:span text:style-name="T10">idinner = customer_id) AS rn,</text:span></text:p>
      <text:p text:style-name="P13"><text:s text:c="10"/><text:span text:style-name="T10">inventory,</text:span></text:p>
      <text:p text:style-name="P13"><text:s text:c="10"/><text:span text:style-name="T10">film_category</text:span></text:p>
      <text:p text:style-name="P13"><text:s text:c="3"/><text:span text:style-name="T10">WHERE <text:s/>customer.customer_id = rn.customer_id</text:span></text:p>
      <text:p text:style-name="P13"><text:s text:c="10"/><text:span text:style-name="T10">AND inventory.inventory_id = rn.inventory_id</text:span></text:p>
      <text:p text:style-name="P13"><text:s text:c="10"/><text:span text:style-name="T10">AND inventory.film_id = film_category.film_id</text:span></text:p>
      <text:p text:style-name="P13"><text:s text:c="3"/><text:span text:style-name="T10">GROUP <text:s/>BY customer.customer_id,</text:span></text:p>
      <text:p text:style-name="P13"><text:s text:c="13"/><text:span text:style-name="T10">film_category.category_id);</text:span></text:p>
      <text:p text:style-name="P14"/>
      <text:p text:style-name="P12">SELECT BestCat.c<text:span text:style-name="T14">us</text:span>id AS customer_id,</text:p>
      <text:p text:style-name="P13"><text:s text:c="7"/><text:span text:style-name="T10">category.name</text:span></text:p>
      <text:p text:style-name="P12">FROM <text:s text:c="2"/>category,</text:p>
      <text:p text:style-name="P13"><text:s text:c="7"/><text:span text:style-name="T10">(SELECT c</text:span><text:span text:style-name="T11">us</text:span><text:span text:style-name="T10">id,</text:span></text:p>
      <text:p text:style-name="P13"><text:s text:c="15"/><text:span text:style-name="T10">category_id,</text:span></text:p>
      <text:p text:style-name="P13"><text:s text:c="15"/><text:span text:style-name="T10">total</text:span></text:p>
      <text:p text:style-name="P13"><text:s text:c="8"/><text:span text:style-name="T10">FROM <text:s text:c="2"/>bestcatcusid,</text:span></text:p>
      <text:p text:style-name="P13"><text:s text:c="15"/><text:span text:style-name="T10">(SELECT c</text:span><text:span text:style-name="T11">us</text:span><text:span text:style-name="T10">id <text:s text:c="7"/>AS c</text:span><text:span text:style-name="T11">us</text:span><text:span text:style-name="T10">idMax,</text:span></text:p>
      <text:p text:style-name="P13"><text:s text:c="23"/><text:span text:style-name="T10">Max(total) AS max</text:span></text:p>
      <text:p text:style-name="P13"><text:s text:c="16"/><text:span text:style-name="T10">FROM <text:s text:c="2"/>bestcatcusid</text:span></text:p>
      <text:p text:style-name="P13"><text:s text:c="16"/><text:span text:style-name="T10">GROUP <text:s/>BY c</text:span><text:span text:style-name="T11">us</text:span><text:span text:style-name="T10">id) AS maxTable</text:span></text:p>
      <text:p text:style-name="P13"><text:s text:c="8"/><text:span text:style-name="T10">WHERE <text:s/>c</text:span><text:span text:style-name="T11">us</text:span><text:span text:style-name="T10">id = maxTable.c</text:span><text:span text:style-name="T11">us</text:span><text:span text:style-name="T10">idmax</text:span></text:p>
      <text:p text:style-name="P13"><text:s text:c="15"/><text:span text:style-name="T10">AND total = max) AS BestCat</text:span></text:p>
      <text:p text:style-name="P19">WHERE <text:s/>category.category_id = BestCat.category_id;</text:p>
      <text:p text:style-name="P20">DROP view IF EXISTS bestcatcusid;</text:p>
      <text:p text:style-name="P18">Firstly, we make a temporary table with the CREATE VIEW query to get a table that returns the count of movies rented by the best customers. This will come in handy for speed, since we won’t have to run the same query twice. Then, we just get the customer_id and the category name by matching the category_id and the customer_id (cusid) from the <text:span text:style-name="T9">bestcatcusid table and</text:span> with the subquery where it’s the maximum value for each customer (that is, if one customer rented 8 movies with the same category its maximum value would be 8, but if other rented 6 the max value of him would be 6 and not 8, and another category matching that 6 wouldn’t also be returned for the customer who rented 8 movies with the same category. Works essentially as a dictionary). By doing that, we get the category name for each best customer.</text:p>
      <text:p text:style-name="P22"><text:span text:style-name="Fuente_20_de_20_párrafo_20_predeter."><text:span text:style-name="T1">Country(</text:span></text:span><text:span text:style-name="Fuente_20_de_20_párrafo_20_predeter."><text:span text:style-name="T3">country_id</text:span></text:span><text:span text:style-name="Fuente_20_de_20_párrafo_20_predeter."><text:span text:style-name="T1">, country, last_update)</text:span></text:span></text:p>
      <text:p text:style-name="P4"><text:span text:style-name="Fuente_20_de_20_párrafo_20_predeter."><text:span text:style-name="T1">Category(</text:span></text:span><text:span text:style-name="Fuente_20_de_20_párrafo_20_predeter."><text:span text:style-name="T3">category_id</text:span></text:span><text:span text:style-name="Fuente_20_de_20_párrafo_20_predeter."><text:span text:style-name="T1">, name, last_update)</text:span></text:span></text:p>
      <text:p text:style-name="P4"><text:span text:style-name="Fuente_20_de_20_párrafo_20_predeter."><text:span text:style-name="T1">City(</text:span></text:span><text:span text:style-name="Fuente_20_de_20_párrafo_20_predeter."><text:span text:style-name="T3">city_id</text:span></text:span><text:span text:style-name="Fuente_20_de_20_párrafo_20_predeter."><text:span text:style-name="T1">, city, country_id</text:span></text:span><text:span text:style-name="Fuente_20_de_20_párrafo_20_predeter."><text:span text:style-name="T4"></text:span></text:span><text:span text:style-name="Fuente_20_de_20_párrafo_20_predeter."><text:span text:style-name="T1">Country.country_id, last_update)</text:span></text:span></text:p>
      <text:p text:style-name="P4"><text:span text:style-name="Fuente_20_de_20_párrafo_20_predeter."><text:span text:style-name="T1">Address(</text:span></text:span><text:span text:style-name="Fuente_20_de_20_párrafo_20_predeter."><text:span text:style-name="T3">address_id</text:span></text:span><text:span text:style-name="Fuente_20_de_20_párrafo_20_predeter."><text:span text:style-name="T1">, address, address2, district, city_id</text:span></text:span><text:span text:style-name="Fuente_20_de_20_párrafo_20_predeter."><text:span text:style-name="T4"></text:span></text:span><text:span text:style-name="Fuente_20_de_20_párrafo_20_predeter."><text:span text:style-name="T1">City.city_id, postal_code, phone, last_update)</text:span></text:span></text:p>
      <text:p text:style-name="P4"><text:span text:style-name="Fuente_20_de_20_párrafo_20_predeter."><text:span text:style-name="T1">Language(</text:span></text:span><text:span text:style-name="Fuente_20_de_20_párrafo_20_predeter."><text:span text:style-name="T3">language_id</text:span></text:span><text:span text:style-name="Fuente_20_de_20_párrafo_20_predeter."><text:span text:style-name="T1">, name, last_update)</text:span></text:span></text:p>
      <text:p text:style-name="P4"><text:span text:style-name="Fuente_20_de_20_párrafo_20_predeter."><text:span text:style-name="T1">Customer(c</text:span></text:span><text:span text:style-name="Fuente_20_de_20_párrafo_20_predeter."><text:span text:style-name="T3">ustomer_id</text:span></text:span><text:span text:style-name="Fuente_20_de_20_párrafo_20_predeter."><text:span text:style-name="T1">, store_id, first_name, last_name, email, address_id</text:span></text:span><text:span text:style-name="Fuente_20_de_20_párrafo_20_predeter."><text:span text:style-name="T4"></text:span></text:span><text:span text:style-name="Fuente_20_de_20_párrafo_20_predeter."><text:span text:style-name="T1">Address.address_id, activebool,create_date, last_update, active)</text:span></text:span></text:p>
      <text:p text:style-name="P4"><text:span text:style-name="Fuente_20_de_20_párrafo_20_predeter."><text:span text:style-name="T1">Film(</text:span></text:span><text:span text:style-name="Fuente_20_de_20_párrafo_20_predeter."><text:span text:style-name="T3">film_id</text:span></text:span><text:span text:style-name="Fuente_20_de_20_párrafo_20_predeter."><text:span text:style-name="T1">, title, description, reléase_year, language_id</text:span></text:span><text:span text:style-name="Fuente_20_de_20_párrafo_20_predeter."><text:span text:style-name="T4"></text:span></text:span><text:span text:style-name="Fuente_20_de_20_párrafo_20_predeter."><text:span text:style-name="T1">Language.language_id, rental_duration, rental_rate, length, replacement_cost, rating, last_update, special_features, fulltext)</text:span></text:span></text:p>
      <text:p text:style-name="P4"><text:span text:style-name="Fuente_20_de_20_párrafo_20_predeter."><text:span text:style-name="T1">Actor(</text:span></text:span><text:span text:style-name="Fuente_20_de_20_párrafo_20_predeter."><text:span text:style-name="T3">actor_id</text:span></text:span><text:span text:style-name="Fuente_20_de_20_párrafo_20_predeter."><text:span text:style-name="T1">, first_name, last_name, last_update)</text:span></text:span></text:p>
      <text:p text:style-name="P4"><text:span text:style-name="Fuente_20_de_20_párrafo_20_predeter."><text:span text:style-name="T1">Inventory(inventory_id, film_id</text:span></text:span><text:span text:style-name="Fuente_20_de_20_párrafo_20_predeter."><text:span text:style-name="T4"></text:span></text:span><text:span text:style-name="Fuente_20_de_20_párrafo_20_predeter."><text:span text:style-name="T1">Film.film_id, store_id, last_update)</text:span></text:span></text:p>
      <text:p text:style-name="P4"><text:span text:style-name="Fuente_20_de_20_párrafo_20_predeter."><text:span text:style-name="T1">Store(store_id, manager_staff_id</text:span></text:span><text:span text:style-name="Fuente_20_de_20_párrafo_20_predeter."><text:span text:style-name="T4"></text:span></text:span><text:span text:style-name="Fuente_20_de_20_párrafo_20_predeter."><text:span text:style-name="T1">Staff.staff_id, address_id</text:span></text:span><text:span text:style-name="Fuente_20_de_20_párrafo_20_predeter."><text:span text:style-name="T4"></text:span></text:span><text:span text:style-name="Fuente_20_de_20_párrafo_20_predeter."><text:span text:style-name="T1">Address.address_id, last_update)</text:span></text:span></text:p>
      <text:p text:style-name="P4"><text:span text:style-name="Fuente_20_de_20_párrafo_20_predeter."><text:span text:style-name="T1">Staff(</text:span></text:span><text:span text:style-name="Fuente_20_de_20_párrafo_20_predeter."><text:span text:style-name="T3">staff_id</text:span></text:span><text:span text:style-name="Fuente_20_de_20_párrafo_20_predeter."><text:span text:style-name="T1">, first_name, last_name, address_id</text:span></text:span><text:span text:style-name="Fuente_20_de_20_párrafo_20_predeter."><text:span text:style-name="T4"></text:span></text:span><text:span text:style-name="Fuente_20_de_20_párrafo_20_predeter."><text:span text:style-name="T1">Address.address_id, email, store_id, active, username, password, last_update, picture)</text:span></text:span></text:p>
      <text:p text:style-name="P4"><text:span text:style-name="Fuente_20_de_20_párrafo_20_predeter."><text:span text:style-name="T1">Rental(</text:span></text:span><text:span text:style-name="Fuente_20_de_20_párrafo_20_predeter."><text:span text:style-name="T3">rental_id</text:span></text:span><text:span text:style-name="Fuente_20_de_20_párrafo_20_predeter."><text:span text:style-name="T1">, rental_date, inventory_id</text:span></text:span><text:span text:style-name="Fuente_20_de_20_párrafo_20_predeter."><text:span text:style-name="T4"></text:span></text:span><text:span text:style-name="Fuente_20_de_20_párrafo_20_predeter."><text:span text:style-name="T1">Inventory.inventory_id, customer_id</text:span></text:span><text:span text:style-name="Fuente_20_de_20_párrafo_20_predeter."><text:span text:style-name="T4"></text:span></text:span><text:span text:style-name="Fuente_20_de_20_párrafo_20_predeter."><text:span text:style-name="T1">Customer.customer_id, return_date, staff_id</text:span></text:span><text:span text:style-name="Fuente_20_de_20_párrafo_20_predeter."><text:span text:style-name="T4"></text:span></text:span><text:span text:style-name="Fuente_20_de_20_párrafo_20_predeter."><text:span text:style-name="T1">Staff.staff_id, last_update)</text:span></text:span></text:p>
      <text:p text:style-name="P4"><text:span text:style-name="Fuente_20_de_20_párrafo_20_predeter."><text:span text:style-name="T1">Payment(payment_id, customer_id</text:span></text:span><text:span text:style-name="Fuente_20_de_20_párrafo_20_predeter."><text:span text:style-name="T4"></text:span></text:span><text:span text:style-name="Fuente_20_de_20_párrafo_20_predeter."><text:span text:style-name="T1">Customer.customer_id, staff_id</text:span></text:span><text:span text:style-name="Fuente_20_de_20_párrafo_20_predeter."><text:span text:style-name="T4"></text:span></text:span><text:span text:style-name="Fuente_20_de_20_párrafo_20_predeter."><text:span text:style-name="T1">Staff.staff_id, rental_id</text:span></text:span><text:span text:style-name="Fuente_20_de_20_párrafo_20_predeter."><text:span text:style-name="T4"></text:span></text:span><text:span text:style-name="Fuente_20_de_20_párrafo_20_predeter."><text:span text:style-name="T1">Rental.rental_id, amount, payment_date)</text:span></text:span></text:p>
      <text:p text:style-name="P4"><text:span text:style-name="Fuente_20_de_20_párrafo_20_predeter."><text:span text:style-name="T1">Film_category(film_id</text:span></text:span><text:span text:style-name="Fuente_20_de_20_párrafo_20_predeter."><text:span text:style-name="T4"></text:span></text:span><text:span text:style-name="Fuente_20_de_20_párrafo_20_predeter."><text:span text:style-name="T1">Film.film_id, category_id</text:span></text:span><text:span text:style-name="Fuente_20_de_20_párrafo_20_predeter."><text:span text:style-name="T4"></text:span></text:span><text:span text:style-name="Fuente_20_de_20_párrafo_20_predeter."><text:span text:style-name="T1">Category.category_id, last_update)</text:span></text:span></text:p>
      <text:p text:style-name="P4"><text:span text:style-name="Fuente_20_de_20_párrafo_20_predeter."><text:span text:style-name="T1">Film_actor(actor_id</text:span></text:span><text:span text:style-name="Fuente_20_de_20_párrafo_20_predeter."><text:span text:style-name="T4"></text:span></text:span><text:span text:style-name="Fuente_20_de_20_párrafo_20_predeter."><text:span text:style-name="T1">Actor.actor_id, film_id</text:span></text:span><text:span text:style-name="Fuente_20_de_20_párrafo_20_predeter."><text:span text:style-name="T4"></text:span></text:span><text:span text:style-name="Fuente_20_de_20_párrafo_20_predeter."><text:span text:style-name="T1">Film.film_id, last_update)</text:span></text:span></text:p>
      <text:p text:style-name="P4"><text:span text:style-name="Fuente_20_de_20_párrafo_20_predeter."><text:span text:style-name="T1"/></text:span></text:p>
      <text:p text:style-name="P16"><text:span text:style-name="Fuente_20_de_20_párrafo_20_predeter."><text:span text:style-name="T2">Exercise 4: Data Base Redesign</text:span></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system" style:font-pitch="variable" style:font-charset="x-symbol"/>
    <style:font-face style:name="Courier New" svg:font-family="'Courier New'"/>
    <style:font-face style:name="Droid Sans Mono" svg:font-family="'Droid Sans Mono', monospace, monospace, 'Droid Sans Fallback'"/>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7.1$Linux_X86_64 LibreOffice_project/23edc44b61b830b7d749943e020e96f5a7df63bf</meta:generator>
    <meta:creation-date>2019-10-11T15:15:00Z</meta:creation-date>
    <dc:date>2019-10-14T15:30:34.462196274</dc:date>
    <meta:editing-cycles>4</meta:editing-cycles>
    <meta:editing-duration>PT1H32M49S</meta:editing-duration>
    <meta:document-statistic meta:table-count="0" meta:image-count="0" meta:object-count="0" meta:page-count="5" meta:paragraph-count="139" meta:word-count="1009" meta:character-count="8779" meta:non-whitespace-character-count="6245"/>
    <meta:template xlink:type="simple" xlink:actuate="onRequest" xlink:title="" xlink:href="Normal"/>
  </office:meta>
</office:document-meta>
</file>